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rsid="00077559" officeooo:paragraph-rsid="00077559"/>
    </style:style>
    <style:style style:name="P3" style:family="paragraph" style:parent-style-name="Preformatted_20_Text">
      <style:text-properties style:font-name="Courier 10 Pitch"/>
    </style:style>
    <style:style style:name="P4" style:family="paragraph" style:parent-style-name="Preformatted_20_Text">
      <style:text-properties style:font-name="Courier 10 Pitch" officeooo:rsid="00065411" officeooo:paragraph-rsid="00065411"/>
    </style:style>
    <style:style style:name="P5" style:family="paragraph" style:parent-style-name="Preformatted_20_Text">
      <style:text-properties style:font-name="Courier 10 Pitch" officeooo:rsid="00065411" officeooo:paragraph-rsid="00077559"/>
    </style:style>
    <style:style style:name="P6" style:family="paragraph" style:parent-style-name="Preformatted_20_Text">
      <style:text-properties style:font-name="Courier 10 Pitch" officeooo:rsid="00065411" officeooo:paragraph-rsid="00096893"/>
    </style:style>
    <style:style style:name="P7" style:family="paragraph" style:parent-style-name="Preformatted_20_Text">
      <style:text-properties style:font-name="Courier 10 Pitch" officeooo:paragraph-rsid="00065411"/>
    </style:style>
    <style:style style:name="P8" style:family="paragraph" style:parent-style-name="Preformatted_20_Text">
      <style:text-properties style:font-name="Courier 10 Pitch" officeooo:paragraph-rsid="00077559"/>
    </style:style>
    <style:style style:name="P9" style:family="paragraph" style:parent-style-name="Preformatted_20_Text">
      <style:text-properties style:font-name="Courier 10 Pitch" fo:font-weight="bold" style:font-weight-asian="bold" style:font-weight-complex="bold"/>
    </style:style>
    <style:style style:name="P10" style:family="paragraph" style:parent-style-name="Preformatted_20_Text">
      <style:text-properties style:font-name="Courier 10 Pitch" officeooo:paragraph-rsid="00096893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font-name="Courier 10 Pitch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Courier 10 Pitch" officeooo:rsid="00065411" officeooo:paragraph-rsid="00065411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Courier 10 Pitch" officeooo:paragraph-rsid="00077559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Courier 10 Pitch" officeooo:rsid="00077559" officeooo:paragraph-rsid="00096893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Courier 10 Pitch" officeooo:paragraph-rsid="00096893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Courier 10 Pitch" officeooo:rsid="00096893" officeooo:paragraph-rsid="00096893"/>
    </style:style>
    <style:style style:name="P18" style:family="paragraph" style:parent-style-name="Preformatted_20_Text">
      <style:paragraph-properties fo:break-before="page"/>
      <style:text-properties style:font-name="Courier 10 Pitch" officeooo:paragraph-rsid="00077559"/>
    </style:style>
    <style:style style:name="P19" style:family="paragraph" style:parent-style-name="Preformatted_20_Text">
      <style:paragraph-properties fo:break-before="page"/>
      <style:text-properties style:font-name="Courier 10 Pitch" officeooo:paragraph-rsid="00096893"/>
    </style:style>
    <style:style style:name="P20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Courier 10 Pitch" officeooo:paragraph-rsid="00077559"/>
    </style:style>
    <style:style style:name="P21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Courier 10 Pitch" officeooo:paragraph-rsid="00096893"/>
    </style:style>
    <style:style style:name="P22" style:family="paragraph" style:parent-style-name="Preformatted_20_Text">
      <style:paragraph-properties fo:margin-top="0in" fo:margin-bottom="0in" loext:contextual-spacing="false"/>
    </style:style>
    <style:style style:name="P23" style:family="paragraph" style:parent-style-name="Preformatted_20_Text">
      <style:paragraph-properties fo:margin-top="0in" fo:margin-bottom="0in" loext:contextual-spacing="false"/>
      <style:text-properties officeooo:paragraph-rsid="00096893"/>
    </style:style>
    <style:style style:name="P24" style:family="paragraph" style:parent-style-name="Preformatted_20_Text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25" style:family="paragraph" style:parent-style-name="Preformatted_20_Text">
      <style:paragraph-properties fo:margin-top="0in" fo:margin-bottom="0in" loext:contextual-spacing="false"/>
      <style:text-properties fo:font-weight="bold" officeooo:rsid="00096893" officeooo:paragraph-rsid="00096893" style:font-weight-asian="bold" style:font-weight-complex="bold"/>
    </style:style>
    <style:style style:name="P26" style:family="paragraph" style:parent-style-name="Preformatted_20_Text">
      <style:paragraph-properties fo:margin-top="0in" fo:margin-bottom="0in" loext:contextual-spacing="false"/>
      <style:text-properties style:font-name="Courier 10 Pitch" officeooo:rsid="00077559" officeooo:paragraph-rsid="00096893"/>
    </style:style>
    <style:style style:name="P27" style:family="paragraph" style:parent-style-name="Preformatted_20_Text">
      <style:paragraph-properties fo:margin-top="0in" fo:margin-bottom="0in" loext:contextual-spacing="false"/>
      <style:text-properties style:font-name="Courier 10 Pitch" fo:font-weight="bold" officeooo:rsid="00096893" officeooo:paragraph-rsid="00096893" style:font-weight-asian="bold" style:font-weight-complex="bold"/>
    </style:style>
    <style:style style:name="P28" style:family="paragraph" style:parent-style-name="Preformatted_20_Text">
      <style:paragraph-properties fo:margin-top="0in" fo:margin-bottom="0in" loext:contextual-spacing="false"/>
      <style:text-properties style:font-name="Courier 10 Pitch" fo:font-weight="normal" officeooo:rsid="00096893" officeooo:paragraph-rsid="00096893" style:font-weight-asian="normal" style:font-weight-complex="normal"/>
    </style:style>
    <style:style style:name="P29" style:family="paragraph" style:parent-style-name="Preformatted_20_Text">
      <style:paragraph-properties fo:margin-top="0in" fo:margin-bottom="0in" loext:contextual-spacing="false"/>
      <style:text-properties style:font-name="Courier 10 Pitch" fo:font-weight="normal" officeooo:rsid="000a9ac4" officeooo:paragraph-rsid="000a9ac4" style:font-weight-asian="normal" style:font-weight-complex="normal"/>
    </style:style>
    <style:style style:name="P30" style:family="paragraph" style:parent-style-name="Preformatted_20_Text">
      <style:paragraph-properties fo:margin-top="0in" fo:margin-bottom="0.0598in" loext:contextual-spacing="false"/>
    </style:style>
    <style:style style:name="P31" style:family="paragraph" style:parent-style-name="Preformatted_20_Text">
      <style:paragraph-properties fo:margin-top="0in" fo:margin-bottom="0.0598in" loext:contextual-spacing="false"/>
      <style:text-properties style:font-name="Courier 10 Pitch" officeooo:rsid="00077559" officeooo:paragraph-rsid="00096893"/>
    </style:style>
    <style:style style:name="P32" style:family="paragraph" style:parent-style-name="Preformatted_20_Text">
      <style:paragraph-properties fo:margin-top="0in" fo:margin-bottom="0in" loext:contextual-spacing="false"/>
    </style:style>
    <style:style style:name="P33" style:family="paragraph" style:parent-style-name="Preformatted_20_Text">
      <style:paragraph-properties fo:margin-top="0in" fo:margin-bottom="0in" loext:contextual-spacing="false"/>
      <style:text-properties style:font-name="Courier 10 Pitch" fo:font-weight="normal" officeooo:rsid="000a9ac4" officeooo:paragraph-rsid="000a9ac4" style:font-weight-asian="normal" style:font-weight-complex="normal"/>
    </style:style>
    <style:style style:name="P34" style:family="paragraph" style:parent-style-name="Preformatted_20_Text">
      <style:paragraph-properties fo:margin-top="0in" fo:margin-bottom="0in" loext:contextual-spacing="false"/>
      <style:text-properties officeooo:paragraph-rsid="000ebdaa"/>
    </style:style>
    <style:style style:name="P35" style:family="paragraph" style:parent-style-name="Preformatted_20_Text">
      <style:paragraph-properties fo:margin-top="0in" fo:margin-bottom="0in" loext:contextual-spacing="false" fo:break-before="page"/>
      <style:text-properties style:font-name="Courier 10 Pitch" fo:font-weight="normal" officeooo:rsid="000a9ac4" officeooo:paragraph-rsid="000a9ac4" style:font-weight-asian="normal" style:font-weight-complex="normal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54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893" style:font-weight-asian="bold" style:font-weight-complex="bold"/>
    </style:style>
    <style:style style:name="T4" style:family="text">
      <style:text-properties officeooo:rsid="00077559"/>
    </style:style>
    <style:style style:name="T5" style:family="text">
      <style:text-properties fo:font-size="12pt" fo:font-weight="bold" officeooo:rsid="00077559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96893" style:font-size-asian="12pt" style:font-weight-asian="bold" style:font-size-complex="12pt" style:font-weight-complex="bold"/>
    </style:style>
    <style:style style:name="T7" style:family="text">
      <style:text-properties officeooo:rsid="00096893"/>
    </style:style>
    <style:style style:name="T8" style:family="text">
      <style:text-properties style:font-name="Courier 10 Pitch" fo:font-weight="normal" officeooo:rsid="000a9ac4" style:font-weight-asian="normal" style:font-weight-complex="normal"/>
    </style:style>
    <style:style style:name="T9" style:family="text">
      <style:text-properties officeooo:rsid="000ebdaa"/>
    </style:style>
    <style:style style:name="T10" style:family="text">
      <style:text-properties officeooo:rsid="000ec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e_ws05 :: </text:p>
      <text:p text:style-name="P3">EXPERIMENT_ID: <text:s/><text:span text:style-name="T1">1</text:span></text:p>
      <text:p text:style-name="P3">LOSS_TYPE : <text:s/><text:span text:style-name="T1">l1</text:span></text:p>
      <text:p text:style-name="P3">LOSS_REDUCTION : <text:s/><text:span text:style-name="T1">None</text:span></text:p>
      <text:p text:style-name="P3">SIGMOID_ACT : <text:s/><text:span text:style-name="T1">None</text:span></text:p>
      <text:p text:style-name="P3">APPLY_SPARSITY_TO : <text:s/><text:span text:style-name="T1">ALL</text:span></text:p>
      <text:p text:style-name="P12">total loss = mse_loss <text:span text:style-name="T2">-</text:span> reg_param * sp_loss</text:p>
      <text:p text:style-name="P4">reg_param = 0.001 <text:s/></text:p>
      <text:p text:style-name="P4">add_sparsity = 'yes' <text:s/></text:p>
      <text:p text:style-name="P4">learning_rate = 1e-4</text:p>
      <text:p text:style-name="P4">batch_size = 32</text:p>
      <text:p text:style-name="P3"/>
      <text:p text:style-name="P3">*****</text:p>
      <text:p text:style-name="P3"><text:s/>Epoch 0 of 100</text:p>
      <text:p text:style-name="P7">TrEpoch(000) </text:p>
      <text:p text:style-name="P7">l1 tensor(0.1152, grad_fn=&lt;AddBackward0&gt;)</text:p>
      <text:p text:style-name="P3">l1 tensor(0.1595, grad_fn=&lt;AddBackward0&gt;)</text:p>
      <text:p text:style-name="P3">l1 tensor(0.1898, grad_fn=&lt;AddBackward0&gt;)</text:p>
      <text:p text:style-name="P3">l1 tensor(0.2132, grad_fn=&lt;AddBackward0&gt;)</text:p>
      <text:p text:style-name="P3">l1 tensor(0.2673, grad_fn=&lt;AddBackward0&gt;)</text:p>
      <text:p text:style-name="P3">l1 tensor(0.3391, grad_fn=&lt;AddBackward0&gt;)</text:p>
      <text:p text:style-name="P3">l1 tensor(0.3954, grad_fn=&lt;AddBackward0&gt;)</text:p>
      <text:p text:style-name="P3">l1 tensor(0.4318, grad_fn=&lt;AddBackward0&gt;)</text:p>
      <text:p text:style-name="P3">l1 tensor(0.4587, grad_fn=&lt;AddBackward0&gt;)</text:p>
      <text:p text:style-name="P3">l1 tensor(0.4763, grad_fn=&lt;AddBackward0&gt;)</text:p>
      <text:p text:style-name="P3">sp_loss: 0.47629356384277344</text:p>
      <text:p text:style-name="P3"/>
      <text:p text:style-name="P3"><text:s text:c="7"/>acc <text:s text:c="7"/>bmx <text:s/>bmn <text:s text:c="8"/>mse <text:s text:c="7"/>spr <text:s text:c="7"/>run</text:p>
      <text:p text:style-name="P3">0 <text:s/>10.047 <text:s/>1.635e+07 <text:s/>0.0 <text:s/>203052.067 <text:s/><text:span text:style-name="T2">3.453e+09</text:span> -3.250e+06</text:p>
      <text:p text:style-name="P3">ValEpoch(000) - </text:p>
      <text:p text:style-name="P3"><text:s text:c="5"/>acc <text:s text:c="7"/>bmx <text:s/>bmn <text:s text:c="7"/>run</text:p>
      <text:p text:style-name="P3">0 <text:s/>10.0 <text:s/>1.738e+07 <text:s/>0.0 <text:s/>8.737e+06</text:p>
      <text:p text:style-name="P3">*****</text:p>
      <text:p text:style-name="P3"><text:s/>Epoch 1 of 100</text:p>
      <text:p text:style-name="P3">TrEpoch(001) - </text:p>
      <text:p text:style-name="P3"><text:s text:c="6"/>acc <text:s text:c="7"/>bmx <text:s/>bmn <text:s text:c="7"/>mse <text:s text:c="7"/>spr <text:s text:c="7"/>run</text:p>
      <text:p text:style-name="P3">0 <text:s/>9.957 <text:s/>1.300e+08 <text:s/>0.0 <text:s/>50618.483 <text:s/>4.175e+10 -4.170e+07</text:p>
      <text:p text:style-name="P3">ValEpoch(001) - </text:p>
      <text:p text:style-name="P3"><text:s text:c="5"/>acc <text:s text:c="7"/>bmx <text:s/>bmn <text:s text:c="4"/>run</text:p>
      <text:p text:style-name="P12">0 <text:s/>10.0 <text:s/>1.347e+08 <text:s/>0.0 <text:s/>59.643</text:p>
      <text:p text:style-name="P12"/>
      <text:p text:style-name="P12"/>
      <text:p text:style-name="P13">GARBAGE LEARNING</text:p>
      <text:p text:style-name="P18">stae_ws05 :: </text:p>
      <text:p text:style-name="P8">EXPERIMENT_ID: <text:s/><text:span text:style-name="T4">2</text:span></text:p>
      <text:p text:style-name="P8">LOSS_TYPE : <text:s/><text:span text:style-name="T1">l1</text:span></text:p>
      <text:p text:style-name="P8">LOSS_REDUCTION : <text:s/><text:span text:style-name="T1">None</text:span></text:p>
      <text:p text:style-name="P8">SIGMOID_ACT : <text:s/><text:span text:style-name="T1">None</text:span></text:p>
      <text:p text:style-name="P8">APPLY_SPARSITY_TO : <text:s/><text:span text:style-name="T1">ALL</text:span></text:p>
      <text:p text:style-name="P14">total loss = mse_loss <text:span text:style-name="T5">+</text:span> reg_param * sp_loss</text:p>
      <text:p text:style-name="P5">reg_param = 0.001 <text:s/></text:p>
      <text:p text:style-name="P5">add_sparsity = 'yes' <text:s/></text:p>
      <text:p text:style-name="P5">learning_rate = 1e-4</text:p>
      <text:p text:style-name="P5">batch_size = 32</text:p>
      <text:p text:style-name="P20"/>
      <text:p text:style-name="P14">Epoch 0 of 100</text:p>
      <text:p text:style-name="P8">l1 tensor(0.1170, grad_fn=&lt;AddBackward0&gt;)</text:p>
      <text:p text:style-name="P9">sp_loss: 0.4974929690361023</text:p>
      <text:p text:style-name="P3"><text:s text:c="5"/><text:span text:style-name="T4">tr</text:span>acc <text:s text:c="3"/>bmx <text:s/>bmn <text:s text:c="5"/>mse <text:s text:c="6"/>spr <text:s text:c="4"/>run</text:p>
      <text:p text:style-name="P3">0 <text:s/>10.34 <text:s/>3.569 <text:s/>0.0 <text:s/><text:span text:style-name="T2">198.533</text:span> <text:s/><text:span text:style-name="T2">2457.281</text:span> <text:s/>200.99</text:p>
      <text:p text:style-name="P3">ValEpoch(000) - </text:p>
      <text:p text:style-name="P3"><text:s text:c="5"/><text:span text:style-name="T4">va</text:span>acc <text:s text:c="3"/>bmx <text:s/>bmn <text:s text:c="4"/>run</text:p>
      <text:p text:style-name="P3">0 <text:s/>8.08 <text:s/>3.094 <text:s/>0.0 <text:s/>21.638</text:p>
      <text:p text:style-name="P3">*****</text:p>
      <text:p text:style-name="P3"><text:s/>Epoch 1 of 100</text:p>
      <text:p text:style-name="P3">TrEpoch(001) - </text:p>
      <text:p text:style-name="P3"><text:s text:c="6"/><text:span text:style-name="T4">tr</text:span>acc <text:s text:c="3"/>bmx <text:s/>bmn <text:s text:c="5"/>mse <text:s text:c="6"/>spr <text:s text:c="5"/>run</text:p>
      <text:p text:style-name="P3">0 <text:s/>18.938 <text:s/>3.564 <text:s/>0.0 <text:s/><text:span text:style-name="T2">114.773</text:span> <text:s/><text:span text:style-name="T2">2574.492</text:span> <text:s/>117.347 </text:p>
      <text:p text:style-name="P3"><text:s text:c="6"/><text:span text:style-name="T4">va</text:span>acc <text:s text:c="3"/>bmx <text:s/>bmn <text:s text:c="4"/>run</text:p>
      <text:p text:style-name="P12">0 <text:s/>19.04 <text:s/>2.582 <text:s/>0.0 <text:s/>17.904</text:p>
      <text:p text:style-name="P3">*****</text:p>
      <text:p text:style-name="P3">Epoch 6 of 100</text:p>
      <text:p text:style-name="P8">l1 tensor(0.0611, grad_fn=&lt;AddBackward0&gt;)</text:p>
      <text:p text:style-name="P9">sp_loss: 1.389986515045166</text:p>
      <text:p text:style-name="P3"><text:s text:c="6"/><text:span text:style-name="T4">tr</text:span>acc <text:s text:c="3"/>bmx <text:s/>bmn <text:s text:c="3"/><text:span text:style-name="T2">mse <text:s text:c="6"/>spr</text:span> <text:s text:c="3"/>run</text:p>
      <text:p text:style-name="P3">0 <text:s/>28.56 <text:s/>2.031 <text:s/>0.0 <text:s/><text:span text:style-name="T2">63.97</text:span> <text:s/><text:span text:style-name="T2">2449.728</text:span> <text:s/>66.42</text:p>
      <text:p text:style-name="P3"><text:s text:c="6"/><text:span text:style-name="T4">va</text:span>acc <text:s text:c="3"/>bmx <text:s/>bmn <text:s text:c="4"/>run</text:p>
      <text:p text:style-name="P12">0 <text:s/>24.62 <text:s/>1.791 <text:s/>0.0 <text:s/>10.574</text:p>
      <text:p text:style-name="P3">*****</text:p>
      <text:p text:style-name="P3">Epoch 71 of 100</text:p>
      <text:p text:style-name="P8">l1 tensor(0.0398, grad_fn=&lt;AddBackward0&gt;)</text:p>
      <text:p text:style-name="P3">sp_loss: 0.8208901882171631</text:p>
      <text:p text:style-name="P3"/>
      <text:p text:style-name="P3"><text:s text:c="7"/>acc <text:s text:c="3"/>bmx <text:s/>bmn <text:s text:c="4"/>mse <text:s text:c="6"/>spr <text:s text:c="4"/>run</text:p>
      <text:p text:style-name="P3">0 <text:s/>28.668 <text:s/>0.721 <text:s/>0.0 <text:s/><text:span text:style-name="T2">39.362</text:span> <text:s/><text:span text:style-name="T2">1600.743</text:span> <text:s/>40.963</text:p>
      <text:p text:style-name="P3">ValEpoch(071) - </text:p>
      <text:p text:style-name="P3"><text:s text:c="5"/>acc <text:s text:c="3"/>bmx <text:s/>bmn <text:s text:c="3"/>run</text:p>
      <text:p text:style-name="P12">0 <text:s/>28.3 <text:s/>0.714 <text:s/>0.0 <text:s/>6.724</text:p>
      <text:p text:style-name="P1"/>
      <text:p text:style-name="P2">STABLE LEARNING ON BOTH SPR and MSE</text:p>
      <text:p text:style-name="P19">stae_ws05 :: </text:p>
      <text:p text:style-name="P10">EXPERIMENT_ID: <text:s/><text:span text:style-name="T7">3</text:span></text:p>
      <text:p text:style-name="P10">LOSS_TYPE : <text:s/><text:span text:style-name="T7">cre</text:span></text:p>
      <text:p text:style-name="P10">LOSS_REDUCTION : <text:s/><text:span text:style-name="T7">mean</text:span></text:p>
      <text:p text:style-name="P10">SIGMOID_ACT : <text:s/><text:span text:style-name="T7">true</text:span></text:p>
      <text:p text:style-name="P10">APPLY_SPARSITY_TO : <text:s/><text:span text:style-name="T1">ALL</text:span></text:p>
      <text:p text:style-name="P16">total loss = mse_loss <text:span text:style-name="T5">-</text:span> reg_param * sp_loss</text:p>
      <text:p text:style-name="P6">reg_param = 0.001 <text:s/><text:span text:style-name="T3">[less should be tried]</text:span></text:p>
      <text:p text:style-name="P6">add_sparsity = 'yes' <text:s/></text:p>
      <text:p text:style-name="P6">learning_rate = 1e-4</text:p>
      <text:p text:style-name="P6">batch_size = 32</text:p>
      <text:p text:style-name="P21"/>
      <text:p text:style-name="P23">cre tensor(5.4022, grad_fn=&lt;AddBackward0&gt;)</text:p>
      <text:p text:style-name="P24">sp_loss: 45.04578399658203</text:p>
      <text:p text:style-name="P15"><text:s text:c="7"/>acc <text:s text:c="3"/>bmx <text:s/>bmn <text:s text:c="5"/>mse <text:s text:c="7"/>spr <text:s text:c="5"/>run</text:p>
      <text:p text:style-name="Preformatted_20_Text">0 <text:s text:c="2"/>20.815 <text:s/>3.753 <text:s/>0.0 <text:s/><text:span text:style-name="T2">187.774</text:span> <text:s/><text:span text:style-name="T2">83445.350</text:span> <text:s/>104.329</text:p>
      <text:p text:style-name="Preformatted_20_Text">1 <text:s text:c="2"/>22.980 <text:s/>4.146 <text:s/>0.0 <text:s/>122.562 <text:s/>82683.105 <text:s text:c="2"/>39.879</text:p>
      <text:p text:style-name="Preformatted_20_Text">2 <text:s text:c="2"/>22.478 <text:s/>3.958 <text:s/>0.0 <text:s/>112.477 <text:s/>82830.491 <text:s text:c="2"/>29.646</text:p>
      <text:p text:style-name="Preformatted_20_Text">3 <text:s text:c="2"/>31.328 <text:s/>4.178 <text:s/>0.0 <text:s/>100.246 <text:s/>82757.332 <text:s text:c="2"/>17.488</text:p>
      <text:p text:style-name="Preformatted_20_Text">4 <text:s text:c="2"/>28.988 <text:s/>4.176 <text:s/>0.0 <text:s text:c="2"/>87.724 <text:s/>82637.369 <text:s text:c="3"/>5.087</text:p>
      <text:p text:style-name="Preformatted_20_Text">5 <text:s text:c="2"/><text:span text:style-name="T2">34.077</text:span> <text:s/>4.322 <text:s/>0.0 <text:s text:c="2"/>82.271 <text:s/>82670.433 <text:s text:c="2"/>-0.399</text:p>
      <text:p text:style-name="Preformatted_20_Text">6 <text:s text:c="2"/>30.682 <text:s/>3.774 <text:s/>0.0 <text:s text:c="2"/>79.832 <text:s/>82739.818 <text:s text:c="2"/>-2.907</text:p>
      <text:p text:style-name="Preformatted_20_Text">7 <text:s text:c="2"/>31.275 <text:s/>3.584 <text:s/>0.0 <text:s text:c="2"/>77.587 <text:s/>82810.785 <text:s text:c="2"/>-5.224</text:p>
      <text:p text:style-name="Preformatted_20_Text">8 <text:s text:c="2"/>33.228 <text:s/>3.451 <text:s/>0.0 <text:s text:c="2"/>75.773 <text:s/>82871.477 <text:s text:c="2"/>-7.099</text:p>
      <text:p text:style-name="Preformatted_20_Text">9 <text:s text:c="2"/>32.303 <text:s/>3.313 <text:s/>0.0 <text:s text:c="2"/>73.863 <text:s/>82923.323 <text:s text:c="2"/>-9.061</text:p>
      <text:p text:style-name="Preformatted_20_Text">10 <text:s/>27.842 <text:s/>3.262 <text:s/>0.0 <text:s text:c="2"/>72.488 <text:s/>82973.606 <text:s/>-10.486</text:p>
      <text:p text:style-name="Preformatted_20_Text">11 <text:s/>31.138 <text:s/>3.193 <text:s/>0.0 <text:s text:c="2"/>71.602 <text:s/>83003.667 <text:s/>-11.402</text:p>
      <text:p text:style-name="Preformatted_20_Text">12 <text:s/>30.272 <text:s/>3.071 <text:s/>0.0 <text:s text:c="2"/>69.459 <text:s/>83014.241 <text:s/>-13.555</text:p>
      <text:p text:style-name="Preformatted_20_Text">13 <text:s/>30.482 <text:s/>3.030 <text:s/>0.0 <text:s text:c="2"/>68.265 <text:s/>83052.577 <text:s/>-14.788</text:p>
      <text:p text:style-name="Preformatted_20_Text">14 <text:s/>28.555 <text:s/>2.939 <text:s/>0.0 <text:s text:c="2"/>67.710 <text:s/>83090.234 <text:s/>-15.380</text:p>
      <text:p text:style-name="Preformatted_20_Text">15 <text:s/>29.200 <text:s/>2.827 <text:s/>0.0 <text:s text:c="2"/>66.530 <text:s/>83124.511 <text:s/>-16.595</text:p>
      <text:p text:style-name="Preformatted_20_Text">16 <text:s/>27.928 <text:s/>2.693 <text:s/>0.0 <text:s text:c="2"/>65.079 <text:s/>83160.405 <text:s/>-18.082</text:p>
      <text:p text:style-name="Preformatted_20_Text">17 <text:s/>29.900 <text:s/>2.613 <text:s/>0.0 <text:s text:c="2"/>64.599 <text:s/>83193.657 <text:s/>-18.594</text:p>
      <text:p text:style-name="Preformatted_20_Text">18 <text:s/>29.102 <text:s/>2.542 <text:s/>0.0 <text:s text:c="2"/>64.345 <text:s/>83223.477 <text:s/>-18.878</text:p>
      <text:p text:style-name="P30">19 <text:s/>30.412 <text:s/>2.385 <text:s/>0.0 <text:s text:c="2"/><text:span text:style-name="T2">63.647</text:span> <text:s/><text:span text:style-name="T2">83252.195</text:span> <text:s/>-19.605</text:p>
      <text:p text:style-name="P31"><text:s text:c="6"/>acc <text:s text:c="3"/>bmx <text:s/>bmn <text:s text:c="4"/>run</text:p>
      <text:p text:style-name="P30">0 <text:s text:c="2"/>29.86 <text:s/>3.825 <text:s/>0.0 <text:s/>21.781</text:p>
      <text:p text:style-name="Preformatted_20_Text">1 <text:s text:c="2"/>24.88 <text:s/>3.816 <text:s/>0.0 <text:s/>19.384</text:p>
      <text:p text:style-name="Preformatted_20_Text">2 <text:s text:c="2"/>33.40 <text:s/>3.684 <text:s/>0.0 <text:s/>18.265</text:p>
      <text:p text:style-name="Preformatted_20_Text">3 <text:s text:c="2"/>25.62 <text:s/>3.948 <text:s/>0.0 <text:s/>15.290</text:p>
      <text:p text:style-name="Preformatted_20_Text">4 <text:s text:c="2"/>26.28 <text:s/>4.187 <text:s/>0.0 <text:s/>13.919</text:p>
      <text:p text:style-name="Preformatted_20_Text">5 <text:s text:c="2"/><text:span text:style-name="T2">30.02</text:span> <text:s/>3.800 <text:s/>0.0 <text:s/>13.598</text:p>
      <text:p text:style-name="Preformatted_20_Text">6 <text:s text:c="2"/><text:span text:style-name="T2">34.46</text:span> <text:s/>3.543 <text:s/>0.0 <text:s/>13.139</text:p>
      <text:p text:style-name="Preformatted_20_Text">7 <text:s text:c="2"/>32.73 <text:s/>3.416 <text:s/>0.0 <text:s/>12.761</text:p>
      <text:p text:style-name="Preformatted_20_Text">8 <text:s text:c="2"/>32.70 <text:s/>3.345 <text:s/>0.0 <text:s/>12.627</text:p>
      <text:p text:style-name="Preformatted_20_Text">9 <text:s text:c="2"/>32.79 <text:s/>3.254 <text:s/>0.0 <text:s/>12.195</text:p>
      <text:p text:style-name="Preformatted_20_Text">10 <text:s/>33.21 <text:s/>3.114 <text:s/>0.0 <text:s/>12.115</text:p>
      <text:p text:style-name="Preformatted_20_Text">11 <text:s/>27.24 <text:s/>2.967 <text:s/>0.0 <text:s/>11.893</text:p>
      <text:p text:style-name="Preformatted_20_Text">12 <text:s/>27.09 <text:s/>2.966 <text:s/>0.0 <text:s/>11.494</text:p>
      <text:p text:style-name="Preformatted_20_Text">13 <text:s/>25.97 <text:s/>2.882 <text:s/>0.0 <text:s/>11.427</text:p>
      <text:p text:style-name="Preformatted_20_Text">14 <text:s/>27.61 <text:s/>2.806 <text:s/>0.0 <text:s/>11.192</text:p>
      <text:p text:style-name="Preformatted_20_Text">15 <text:s/>26.50 <text:s/>2.666 <text:s/>0.0 <text:s/>11.094</text:p>
      <text:p text:style-name="Preformatted_20_Text">16 <text:s/>27.07 <text:s/>2.628 <text:s/>0.0 <text:s/>10.891</text:p>
      <text:p text:style-name="Preformatted_20_Text">17 <text:s/>27.50 <text:s/>2.432 <text:s/>0.0 <text:s/>10.816</text:p>
      <text:p text:style-name="Preformatted_20_Text">18 <text:s/>24.43 <text:s/>2.339 <text:s/>0.0 <text:s/>10.788</text:p>
      <text:p text:style-name="P11">19 <text:s/>28.23 <text:s/>2.278 <text:s/>0.0 <text:s/>10.490</text:p>
      <text:p text:style-name="P19">stae_ws05 :: </text:p>
      <text:p text:style-name="P10">EXPERIMENT_ID: <text:s/><text:span text:style-name="T7">4</text:span></text:p>
      <text:p text:style-name="P10">LOSS_TYPE : <text:s/><text:span text:style-name="T7">cre</text:span></text:p>
      <text:p text:style-name="P10">LOSS_REDUCTION : <text:s/><text:span text:style-name="T7">mean</text:span></text:p>
      <text:p text:style-name="P10">SIGMOID_ACT : <text:s/><text:span text:style-name="T7">true</text:span></text:p>
      <text:p text:style-name="P10">APPLY_SPARSITY_TO : <text:s/><text:span text:style-name="T3">bottleneck</text:span></text:p>
      <text:p text:style-name="P16">total loss = mse_loss <text:span text:style-name="T5">-</text:span> reg_param * sp_loss</text:p>
      <text:p text:style-name="P6">reg_param = 0.001 <text:s/></text:p>
      <text:p text:style-name="P6">add_sparsity = 'yes' <text:s/></text:p>
      <text:p text:style-name="P6">learning_rate = 1e-4</text:p>
      <text:p text:style-name="P6">batch_size = 32</text:p>
      <text:p text:style-name="P21"/>
      <text:p text:style-name="P25">cre tensor(2.7411, grad_fn=&lt;AddBackward0&gt;)</text:p>
      <text:p text:style-name="P25">sp_loss: 2.7410919666290283</text:p>
      <text:p text:style-name="P26"><text:s text:c="7"/>acc <text:s text:c="3"/>bmx <text:s/>bmn <text:s text:c="5"/>mse <text:s text:c="7"/>spr <text:s text:c="5"/>run</text:p>
      <text:p text:style-name="P26">0 <text:s text:c="2"/>16.642 <text:s/>28.871 <text:s/>0.0 <text:s/><text:span text:style-name="T2">149.231</text:span> <text:s/><text:span text:style-name="T2">4783.990</text:span> <text:s/>144.447</text:p>
      <text:p text:style-name="P22">1 <text:s text:c="2"/>24.647 <text:s/>36.147 <text:s/>0.0 <text:s text:c="2"/>90.008 <text:s/>4870.251 <text:s text:c="2"/>85.137</text:p>
      <text:p text:style-name="Preformatted_20_Text">2 <text:s text:c="2"/>27.380 <text:s/>37.637 <text:s/>0.0 <text:s text:c="2"/>78.662 <text:s/>4891.992 <text:s text:c="2"/>73.770</text:p>
      <text:p text:style-name="Preformatted_20_Text">3 <text:s text:c="2"/>28.878 <text:s/>40.069 <text:s/>0.0 <text:s text:c="2"/>72.564 <text:s/>4918.796 <text:s text:c="2"/>67.646</text:p>
      <text:p text:style-name="Preformatted_20_Text">4 <text:s text:c="2"/>27.635 <text:s/>41.924 <text:s/>0.0 <text:s text:c="2"/>69.321 <text:s/>4936.342 <text:s text:c="2"/>64.385</text:p>
      <text:p text:style-name="Preformatted_20_Text">5 <text:s text:c="2"/>27.350 <text:s/>42.958 <text:s/>0.0 <text:s text:c="2"/>67.182 <text:s/>4944.975 <text:s text:c="2"/>62.237</text:p>
      <text:p text:style-name="Preformatted_20_Text">6 <text:s text:c="2"/>27.462 <text:s/>43.759 <text:s/>0.0 <text:s text:c="2"/>65.544 <text:s/>4950.475 <text:s text:c="2"/>60.593</text:p>
      <text:p text:style-name="Preformatted_20_Text">7 <text:s text:c="2"/>27.692 <text:s/>44.601 <text:s/>0.0 <text:s text:c="2"/>63.787 <text:s/>4955.003 <text:s text:c="2"/>58.832</text:p>
      <text:p text:style-name="Preformatted_20_Text">8 <text:s text:c="2"/>24.862 <text:s/>46.190 <text:s/>0.0 <text:s text:c="2"/>61.259 <text:s/>4960.842 <text:s text:c="2"/>56.299</text:p>
      <text:p text:style-name="Preformatted_20_Text">9 <text:s text:c="2"/>28.078 <text:s/>45.766 <text:s/>0.0 <text:s text:c="2"/>59.630 <text:s/>4972.750 <text:s text:c="2"/>54.657</text:p>
      <text:p text:style-name="Preformatted_20_Text">10 <text:s/>28.173 <text:s/>46.961 <text:s/>0.0 <text:s text:c="2"/>58.680 <text:s/>4984.103 <text:s text:c="2"/>53.696</text:p>
      <text:p text:style-name="Preformatted_20_Text">11 <text:s/>28.092 <text:s/>47.249 <text:s/>0.0 <text:s text:c="2"/>56.692 <text:s/>4991.304 <text:s text:c="2"/>51.700</text:p>
      <text:p text:style-name="Preformatted_20_Text">12 <text:s/>28.007 <text:s/>47.041 <text:s/>0.0 <text:s text:c="2"/>56.101 <text:s/>4994.724 <text:s text:c="2"/>51.107</text:p>
      <text:p text:style-name="Preformatted_20_Text">13 <text:s/>28.020 <text:s/>47.015 <text:s/>0.0 <text:s text:c="2"/>55.657 <text:s/>4996.433 <text:s text:c="2"/>50.661</text:p>
      <text:p text:style-name="Preformatted_20_Text">14 <text:s/>28.093 <text:s/>46.400 <text:s/>0.0 <text:s text:c="2"/>55.174 <text:s/>4997.432 <text:s text:c="2"/>50.176</text:p>
      <text:p text:style-name="Preformatted_20_Text">15 <text:s/>28.007 <text:s/>46.344 <text:s/>0.0 <text:s text:c="2"/>53.942 <text:s/>4998.355 <text:s text:c="2"/>48.944</text:p>
      <text:p text:style-name="Preformatted_20_Text">16 <text:s/>27.915 <text:s/>45.613 <text:s/>0.0 <text:s text:c="2"/>52.312 <text:s/>4998.969 <text:s text:c="2"/>47.313</text:p>
      <text:p text:style-name="Preformatted_20_Text">17 <text:s/>27.965 <text:s/>46.010 <text:s/>0.0 <text:s text:c="2"/>50.794 <text:s/>4999.349 <text:s text:c="2"/>45.795</text:p>
      <text:p text:style-name="P22">18 <text:s/>28.125 <text:s/>45.460 <text:s/>0.0 <text:s text:c="2"/>50.138 <text:s/>4999.835 <text:s text:c="2"/>45.138</text:p>
      <text:p text:style-name="P22">19 <text:s/>28.243 <text:s/>45.421 <text:s/>0.0 <text:s text:c="2"/><text:span text:style-name="T2">49.393</text:span> <text:s/><text:span text:style-name="T2">5000.180</text:span> <text:s text:c="2"/>44.393</text:p>
      <text:p text:style-name="P22"/>
      <text:p text:style-name="P26"><text:s text:c="6"/>acc <text:s text:c="4"/>bmx <text:s/>bmn <text:s text:c="4"/>run</text:p>
      <text:p text:style-name="P22">0 <text:s text:c="2"/>20.77 <text:s/>29.891 <text:s/>0.0 <text:s/>16.371</text:p>
      <text:p text:style-name="Preformatted_20_Text">1 <text:s text:c="2"/>17.39 <text:s/>35.406 <text:s/>0.0 <text:s/>13.900</text:p>
      <text:p text:style-name="Preformatted_20_Text">2 <text:s text:c="2"/>28.97 <text:s/>36.093 <text:s/>0.0 <text:s/>12.667</text:p>
      <text:p text:style-name="Preformatted_20_Text">3 <text:s text:c="2"/>28.11 <text:s/>39.712 <text:s/>0.0 <text:s/>11.801</text:p>
      <text:p text:style-name="Preformatted_20_Text">4 <text:s text:c="2"/>26.95 <text:s/>41.360 <text:s/>0.0 <text:s/>11.461</text:p>
      <text:p text:style-name="Preformatted_20_Text">5 <text:s text:c="2"/>26.63 <text:s/>42.052 <text:s/>0.0 <text:s/>11.095</text:p>
      <text:p text:style-name="Preformatted_20_Text">6 <text:s text:c="2"/>27.63 <text:s/>42.727 <text:s/>0.0 <text:s/>10.908</text:p>
      <text:p text:style-name="Preformatted_20_Text">7 <text:s text:c="2"/>27.49 <text:s/>43.872 <text:s/>0.0 <text:s/>10.529</text:p>
      <text:p text:style-name="Preformatted_20_Text">8 <text:s text:c="2"/>27.24 <text:s/>44.788 <text:s/>0.0 <text:s/>10.133</text:p>
      <text:p text:style-name="Preformatted_20_Text">9 <text:s text:c="2"/>27.90 <text:s/>44.888 <text:s/>0.0 <text:s text:c="2"/>9.921</text:p>
      <text:p text:style-name="Preformatted_20_Text">10 <text:s/>27.63 <text:s/>45.900 <text:s/>0.0 <text:s text:c="2"/>9.695</text:p>
      <text:p text:style-name="Preformatted_20_Text">11 <text:s/>27.90 <text:s/>46.058 <text:s/>0.0 <text:s text:c="2"/>9.449</text:p>
      <text:p text:style-name="Preformatted_20_Text">12 <text:s/>27.61 <text:s/>46.509 <text:s/>0.0 <text:s text:c="2"/>9.386</text:p>
      <text:p text:style-name="Preformatted_20_Text">13 <text:s/>27.61 <text:s/>45.933 <text:s/>0.0 <text:s text:c="2"/>9.295</text:p>
      <text:p text:style-name="Preformatted_20_Text">14 <text:s/>27.49 <text:s/>45.784 <text:s/>0.0 <text:s text:c="2"/>9.247</text:p>
      <text:p text:style-name="Preformatted_20_Text">15 <text:s/>27.34 <text:s/>45.715 <text:s/>0.0 <text:s text:c="2"/>8.874</text:p>
      <text:p text:style-name="Preformatted_20_Text">16 <text:s/>27.65 <text:s/>45.036 <text:s/>0.0 <text:s text:c="2"/>8.576</text:p>
      <text:p text:style-name="Preformatted_20_Text">17 <text:s/>27.48 <text:s/>44.897 <text:s/>0.0 <text:s text:c="2"/>8.495</text:p>
      <text:p text:style-name="Preformatted_20_Text">18 <text:s/>27.37 <text:s/>44.735 <text:s/>0.0 <text:s text:c="2"/>8.337</text:p>
      <text:p text:style-name="P11">19 <text:s/>27.62 <text:s/>44.583 <text:s/>0.0 <text:s text:c="2"/>8.274</text:p>
      <text:p text:style-name="P17">SPARSITY LOSS IS INCREASING!! REALLY?</text:p>
      <text:p text:style-name="P19">stae_ws05 :: </text:p>
      <text:p text:style-name="P10">EXPERIMENT_ID: <text:s/><text:span text:style-name="T7">5</text:span></text:p>
      <text:p text:style-name="P10">LOSS_TYPE : <text:s/><text:span text:style-name="T7">cre</text:span></text:p>
      <text:p text:style-name="P10">LOSS_REDUCTION : <text:s/><text:span text:style-name="T7">mean</text:span></text:p>
      <text:p text:style-name="P10">SIGMOID_ACT : <text:s/><text:span text:style-name="T7">true</text:span></text:p>
      <text:p text:style-name="P10">APPLY_SPARSITY_TO : <text:s/><text:span text:style-name="T3">bottleneck</text:span></text:p>
      <text:p text:style-name="P16">total loss = mse_loss <text:span text:style-name="T6">+</text:span> reg_param * sp_loss</text:p>
      <text:p text:style-name="P6">reg_param = 0.001 <text:s/></text:p>
      <text:p text:style-name="P6">add_sparsity = 'yes' <text:s/></text:p>
      <text:p text:style-name="P6">learning_rate = 1e-4</text:p>
      <text:p text:style-name="P6">batch_size = 32</text:p>
      <text:p text:style-name="P21"/>
      <text:p text:style-name="P27">cre tensor(2.7406, grad_fn=&lt;AddBackward0&gt;)</text:p>
      <text:p text:style-name="P27">sp_loss: 2.7406487464904785</text:p>
      <text:p text:style-name="P28"><text:s text:c="7"/>acc <text:s text:c="4"/>bmx <text:s/>bmn <text:s text:c="5"/>mse <text:s text:c="6"/>spr <text:s text:c="5"/>run</text:p>
      <text:p text:style-name="Preformatted_20_Text">0 <text:s text:c="2"/>10.087 <text:s/>36.381 <text:s/>0.0 <text:s/><text:span text:style-name="T2">151.960</text:span> <text:s/><text:span text:style-name="T2">4628.306</text:span> <text:s/>156.588</text:p>
      <text:p text:style-name="Preformatted_20_Text">1 <text:s text:c="2"/>10.013 <text:s/>45.866 <text:s/>0.0 <text:s text:c="2"/>96.867 <text:s/>4632.905 <text:s/>101.500</text:p>
      <text:p text:style-name="Preformatted_20_Text">2 <text:s text:c="2"/>10.307 <text:s/>49.735 <text:s/>0.0 <text:s text:c="2"/>86.459 <text:s/>4641.146 <text:s text:c="2"/>91.100</text:p>
      <text:p text:style-name="Preformatted_20_Text">3 <text:s text:c="2"/>10.505 <text:s/>52.389 <text:s/>0.0 <text:s text:c="2"/>76.621 <text:s/>4661.561 <text:s text:c="2"/>81.283</text:p>
      <text:p text:style-name="Preformatted_20_Text">4 <text:s text:c="2"/>10.377 <text:s/>52.549 <text:s/>0.0 <text:s text:c="2"/>72.788 <text:s/>4671.918 <text:s text:c="2"/>77.460</text:p>
      <text:p text:style-name="Preformatted_20_Text">5 <text:s text:c="2"/>10.512 <text:s/>52.623 <text:s/>0.0 <text:s text:c="2"/>68.796 <text:s/>4675.839 <text:s text:c="2"/>73.472</text:p>
      <text:p text:style-name="Preformatted_20_Text">6 <text:s text:c="2"/>10.598 <text:s/>53.371 <text:s/>0.0 <text:s text:c="2"/>65.961 <text:s/>4678.284 <text:s text:c="2"/>70.640</text:p>
      <text:p text:style-name="Preformatted_20_Text">7 <text:s text:c="2"/>10.835 <text:s/>53.306 <text:s/>0.0 <text:s text:c="2"/>62.574 <text:s/>4682.667 <text:s text:c="2"/>67.257</text:p>
      <text:p text:style-name="Preformatted_20_Text">8 <text:s text:c="2"/>10.925 <text:s/>53.720 <text:s/>0.0 <text:s text:c="2"/>59.142 <text:s/>4689.005 <text:s text:c="2"/>63.831</text:p>
      <text:p text:style-name="Preformatted_20_Text">9 <text:s text:c="2"/>11.143 <text:s/>54.142 <text:s/>0.0 <text:s text:c="2"/>57.005 <text:s/>4698.758 <text:s text:c="2"/>61.703</text:p>
      <text:p text:style-name="Preformatted_20_Text">10 <text:s/>11.190 <text:s/>53.879 <text:s/>0.0 <text:s text:c="2"/>55.827 <text:s/>4702.874 <text:s text:c="2"/>60.529</text:p>
      <text:p text:style-name="Preformatted_20_Text">11 <text:s/>11.343 <text:s/>53.807 <text:s/>0.0 <text:s text:c="2"/>55.186 <text:s/>4702.969 <text:s text:c="2"/>59.889</text:p>
      <text:p text:style-name="Preformatted_20_Text">12 <text:s/>11.617 <text:s/>53.256 <text:s/>0.0 <text:s text:c="2"/>54.547 <text:s/>4702.148 <text:s text:c="2"/>59.249</text:p>
      <text:p text:style-name="Preformatted_20_Text">13 <text:s/>11.902 <text:s/>52.201 <text:s/>0.0 <text:s text:c="2"/>53.969 <text:s/><text:span text:style-name="T2">4700.468</text:span> <text:s text:c="2"/>58.669</text:p>
      <text:p text:style-name="Preformatted_20_Text">14 <text:s/>12.148 <text:s/>51.850 <text:s/>0.0 <text:s text:c="2"/>53.021 <text:s/><text:span text:style-name="T2">4699.223</text:span> <text:s text:c="2"/>57.721</text:p>
      <text:p text:style-name="Preformatted_20_Text">15 <text:s/>12.425 <text:s/>51.059 <text:s/>0.0 <text:s text:c="2"/>52.162 <text:s/>4698.167 <text:s text:c="2"/>56.860</text:p>
      <text:p text:style-name="Preformatted_20_Text">16 <text:s/>13.003 <text:s/>50.742 <text:s/>0.0 <text:s text:c="2"/>51.940 <text:s/>4697.721 <text:s text:c="2"/>56.637</text:p>
      <text:p text:style-name="Preformatted_20_Text">17 <text:s/>13.368 <text:s/>50.453 <text:s/>0.0 <text:s text:c="2"/>51.716 <text:s/>4697.011 <text:s text:c="2"/>56.413</text:p>
      <text:p text:style-name="Preformatted_20_Text">18 <text:s/>13.895 <text:s/>49.837 <text:s/>0.0 <text:s text:c="2"/>50.873 <text:s/>4696.648 <text:s text:c="2"/>55.569</text:p>
      <text:p text:style-name="P11">19 <text:s/>14.683 <text:s/>49.070 <text:s/>0.0 <text:s text:c="2"/><text:span text:style-name="T2">50.579</text:span> <text:s/><text:span text:style-name="T2">4696.682 </text:span><text:s text:c="2"/>55.276</text:p>
      <text:p text:style-name="P28"><text:s text:c="6"/>acc <text:s text:c="4"/>bmx <text:s/>bmn <text:s text:c="4"/>run</text:p>
      <text:p text:style-name="Preformatted_20_Text">0 <text:s text:c="2"/>10.00 <text:s/>37.876 <text:s/>0.0 <text:s/>17.620</text:p>
      <text:p text:style-name="Preformatted_20_Text">1 <text:s text:c="2"/>10.04 <text:s/>45.892 <text:s/>0.0 <text:s/>15.272</text:p>
      <text:p text:style-name="Preformatted_20_Text">2 <text:s text:c="2"/>10.68 <text:s/>50.166 <text:s/>0.0 <text:s/>13.342</text:p>
      <text:p text:style-name="Preformatted_20_Text">3 <text:s text:c="2"/>10.83 <text:s/>50.525 <text:s/>0.0 <text:s/>12.455</text:p>
      <text:p text:style-name="Preformatted_20_Text">4 <text:s text:c="2"/>10.44 <text:s/>51.149 <text:s/>0.0 <text:s/>11.823</text:p>
      <text:p text:style-name="Preformatted_20_Text">5 <text:s text:c="2"/>10.46 <text:s/>51.973 <text:s/>0.0 <text:s/>11.388</text:p>
      <text:p text:style-name="Preformatted_20_Text">6 <text:s text:c="2"/>10.55 <text:s/>52.759 <text:s/>0.0 <text:s/>10.745</text:p>
      <text:p text:style-name="Preformatted_20_Text">7 <text:s text:c="2"/>10.61 <text:s/>53.413 <text:s/>0.0 <text:s/>10.068</text:p>
      <text:p text:style-name="Preformatted_20_Text">8 <text:s text:c="2"/>11.07 <text:s/>53.226 <text:s/>0.0 <text:s text:c="2"/>9.763</text:p>
      <text:p text:style-name="Preformatted_20_Text">9 <text:s text:c="2"/>11.13 <text:s/>53.179 <text:s/>0.0 <text:s text:c="2"/>9.401</text:p>
      <text:p text:style-name="Preformatted_20_Text">10 <text:s/>11.26 <text:s/>52.822 <text:s/>0.0 <text:s text:c="2"/>9.306</text:p>
      <text:p text:style-name="Preformatted_20_Text">11 <text:s/>11.48 <text:s/>52.255 <text:s/>0.0 <text:s text:c="2"/>9.182</text:p>
      <text:p text:style-name="Preformatted_20_Text">12 <text:s/>11.50 <text:s/>51.647 <text:s/>0.0 <text:s text:c="2"/>9.109</text:p>
      <text:p text:style-name="Preformatted_20_Text">13 <text:s/>11.54 <text:s/>50.895 <text:s/>0.0 <text:s text:c="2"/>9.029</text:p>
      <text:p text:style-name="Preformatted_20_Text">14 <text:s/>12.33 <text:s/>50.513 <text:s/>0.0 <text:s text:c="2"/>8.768</text:p>
      <text:p text:style-name="Preformatted_20_Text">15 <text:s/>12.84 <text:s/>49.881 <text:s/>0.0 <text:s text:c="2"/>8.728</text:p>
      <text:p text:style-name="Preformatted_20_Text">16 <text:s/>13.02 <text:s/>49.234 <text:s/>0.0 <text:s text:c="2"/>8.711</text:p>
      <text:p text:style-name="Preformatted_20_Text">17 <text:s/>13.54 <text:s/>48.756 <text:s/>0.0 <text:s text:c="2"/>8.667</text:p>
      <text:p text:style-name="Preformatted_20_Text">18 <text:s/>14.40 <text:s/>48.175 <text:s/>0.0 <text:s text:c="2"/>8.529</text:p>
      <text:p text:style-name="P11">19 <text:s/>15.46 <text:s/>47.810 <text:s/>0.0 <text:s text:c="2"/>8.457</text:p>
      <text:p text:style-name="P29">SPARSITY LOSS FIRST INCREASES BUT THEN DECREASES!! ACCURACY GROWS IN A STABLE WAY. WHAT WOULD HAPPEN FOR 200 EPOCHS? → RUN AND SEE</text:p>
      <text:p text:style-name="P35">stae_ws :: </text:p>
      <text:p text:style-name="Preformatted_20_Text">EXPERIMENT_ID: <text:s/>17</text:p>
      <text:p text:style-name="Preformatted_20_Text">LOSS_TYPE : <text:s/>cre</text:p>
      <text:p text:style-name="Preformatted_20_Text">LOSS_REDUCTION : <text:s/>mean</text:p>
      <text:p text:style-name="Preformatted_20_Text">SIGMOID_ACT : <text:s/>False</text:p>
      <text:p text:style-name="Preformatted_20_Text">APPLY_LOG_SOFTMAX : <text:s/>False</text:p>
      <text:p text:style-name="Preformatted_20_Text">APPLY_SPARSITY_TO : <text:s/>bottleneck</text:p>
      <text:p text:style-name="P11">total loss = mse_loss + reg_param<text:span text:style-name="T9">(0.1)</text:span> * sp_loss</text:p>
      <text:p text:style-name="P29"><text:s text:c="5"/>acc <text:s text:c="5"/>bmx <text:s text:c="5"/>bmn <text:s text:c="5"/>mse <text:s text:c="5"/>spr <text:s text:c="5"/>run</text:p>
      <text:p text:style-name="Preformatted_20_Text">0 <text:s text:c="2"/><text:span text:style-name="T2">10.0 </text:span><text:s/>111.810 <text:s/>-66.466 <text:s/><text:span text:style-name="T2">186.436</text:span> <text:s/><text:span text:style-name="T2">201.117</text:span> <text:s/>206.548</text:p>
      <text:p text:style-name="Preformatted_20_Text">1 <text:s text:c="2"/>10.0 <text:s/>144.625 <text:s/>-86.706 <text:s/>117.777 <text:s text:c="2"/><text:span text:style-name="T2"><text:s/>0.076</text:span> <text:s/>117.785</text:p>
      <text:p text:style-name="Preformatted_20_Text">2 <text:s text:c="2"/>10.0 <text:s/>153.614 <text:s/>-92.646 <text:s/>108.076 <text:s text:c="3"/>0.031 <text:s/>108.079</text:p>
      <text:p text:style-name="P22">3 <text:s text:c="2"/>10.0 <text:s/>160.527 <text:s/>-94.638 <text:s text:c="2"/>98.818 <text:s text:c="3"/>0.011 <text:s text:c="2"/>98.819</text:p>
      <text:p text:style-name="P34">4 <text:s text:c="2"/>10.0 <text:s/>164.553 <text:s/>-97.294 <text:s text:c="2"/>86.417 <text:s text:c="3"/>0.005 <text:s text:c="2"/>86.418</text:p>
      <text:p text:style-name="P34"><text:span text:style-name="T8">43 <text:s/>10.0 <text:s/>132.378 -115.656 <text:s text:c="2"/>40.928 <text:s text:c="3"/>0.007 <text:s text:c="2"/>40.929</text:span></text:p>
      <text:p text:style-name="P22">44 <text:s/>10.0 <text:s/>132.481 -114.231 <text:s text:c="2"/>40.448 <text:s text:c="3"/>0.007 <text:s text:c="2"/>40.449</text:p>
      <text:p text:style-name="P22">45 <text:s/>10.0 <text:s/>132.382 -114.372 <text:s text:c="2"/>39.700 <text:s text:c="3"/>0.007 <text:s text:c="2"/>39.701</text:p>
      <text:p text:style-name="Preformatted_20_Text">46 <text:s/>10.0 <text:s/>131.163 -113.035 <text:s text:c="2"/>39.540 <text:s text:c="3"/>0.008 <text:s text:c="2"/>39.541</text:p>
      <text:p text:style-name="P11">47 <text:s/><text:span text:style-name="T2">10.0</text:span> <text:s/>130.606 -111.946 <text:s text:c="2"/><text:span text:style-name="T2">39.384</text:span> <text:s text:c="3"/><text:span text:style-name="T2">0.008</text:span> <text:s text:c="2"/>39.385</text:p>
      <text:p text:style-name="P29"><text:s text:c="5"/>acc <text:s text:c="5"/>bmx <text:s text:c="5"/>bmn <text:s text:c="4"/>run</text:p>
      <text:p text:style-name="Preformatted_20_Text">0 <text:s text:c="2"/>10.0 <text:s/>111.866 <text:s/>-66.770 <text:s/>22.129</text:p>
      <text:p text:style-name="Preformatted_20_Text">1 <text:s text:c="2"/>10.0 <text:s/>142.954 <text:s/>-85.410 <text:s/>18.491</text:p>
      <text:p text:style-name="Preformatted_20_Text">2 <text:s text:c="2"/>10.0 <text:s/>150.288 <text:s/>-90.636 <text:s/>17.515</text:p>
      <text:p text:style-name="P22">3 <text:s text:c="2"/>10.0 <text:s/>159.542 <text:s/>-94.126 <text:s/>15.065</text:p>
      <text:p text:style-name="P22">4 <text:s text:c="2"/>10.0 <text:s/>158.953 <text:s/>-92.541 <text:s/>13.978</text:p>
      <text:p text:style-name="P29">44 <text:s/>10.0 <text:s/>128.339 -108.301 <text:s text:c="2"/>6.702</text:p>
      <text:p text:style-name="Preformatted_20_Text">45 <text:s/>10.0 <text:s/>127.106 -107.374 <text:s text:c="2"/>6.684</text:p>
      <text:p text:style-name="Preformatted_20_Text">46 <text:s/>10.0 <text:s/>126.765 -107.145 <text:s text:c="2"/>6.659</text:p>
      <text:p text:style-name="P11">47 <text:s/>10.0 <text:s/>125.783 -106.344 <text:s text:c="2"/>6.643</text:p>
      <text:p text:style-name="P29"/>
      <text:p text:style-name="P35">stae_ws :: </text:p>
      <text:p text:style-name="Preformatted_20_Text">EXPERIMENT_ID: <text:s/>18</text:p>
      <text:p text:style-name="Preformatted_20_Text">LOSS_TYPE : <text:s/>cre</text:p>
      <text:p text:style-name="Preformatted_20_Text">LOSS_REDUCTION : <text:s/>mean</text:p>
      <text:p text:style-name="Preformatted_20_Text">SIGMOID_ACT : <text:s/>False</text:p>
      <text:p text:style-name="Preformatted_20_Text">APPLY_LOG_SOFTMAX : <text:s/>True</text:p>
      <text:p text:style-name="Preformatted_20_Text">APPLY_SPARSITY_TO : <text:s/>bottleneck</text:p>
      <text:p text:style-name="P11">total loss = mse_loss + reg_param<text:span text:style-name="T9">(0.1)</text:span> * sp_loss</text:p>
      <text:p text:style-name="P29"><text:s text:c="7"/>acc <text:s text:c="5"/>bmx <text:s text:c="5"/>bmn <text:s text:c="5"/>mse <text:s text:c="5"/>spr <text:s text:c="5"/>run</text:p>
      <text:p text:style-name="Preformatted_20_Text">0 <text:s text:c="2"/>10.005 <text:s/>100.009 <text:s/>-60.976 <text:s/>182.259 <text:s/>217.349 <text:s/>203.994</text:p>
      <text:p text:style-name="Preformatted_20_Text">1 <text:s text:c="2"/>10.000 <text:s/>132.886 <text:s/>-76.681 <text:s/>117.083 <text:s text:c="3"/>0.116 <text:s/>117.095</text:p>
      <text:p text:style-name="P22">2 <text:s text:c="2"/>10.000 <text:s/>143.037 <text:s/>-79.792 <text:s/>106.950 <text:s text:c="3"/>0.041 <text:s/>106.954</text:p>
      <text:p text:style-name="P22">3 <text:s text:c="2"/>10.000 <text:s/>144.713 <text:s/>-79.848 <text:s/>101.059 <text:s text:c="3"/>0.023 <text:s/>101.061</text:p>
      <text:p text:style-name="P22">4 <text:s text:c="2"/>10.000 <text:s/>147.285 <text:s/>-79.494 <text:s text:c="2"/>89.131 <text:s text:c="3"/>0.017 <text:s text:c="2"/>89.133</text:p>
      <text:p text:style-name="P29">96 <text:s/>10.000 <text:s text:c="2"/>92.441 <text:s/>-74.511 <text:s text:c="2"/>38.046 <text:s text:c="3"/>0.019 <text:s text:c="2"/>38.048</text:p>
      <text:p text:style-name="P22">97 <text:s/>10.000 <text:s text:c="2"/>92.792 <text:s/>-75.066 <text:s text:c="2"/>38.017 <text:s text:c="3"/>0.019 <text:s text:c="2"/>38.019</text:p>
      <text:p text:style-name="P22">98 <text:s/>10.000 <text:s text:c="2"/>92.765 <text:s/>-74.714 <text:s text:c="2"/>37.996 <text:s text:c="3"/>0.019 <text:s text:c="2"/>37.998</text:p>
      <text:p text:style-name="P22">99 <text:s/>10.000 <text:s text:c="2"/>93.334 <text:s/>-74.934 <text:s text:c="2"/>37.961 <text:s text:c="3"/>0.019 <text:s text:c="2"/>37.963</text:p>
      <text:p text:style-name="P22"/>
      <text:p text:style-name="P29"><text:s text:c="5"/>acc <text:s text:c="5"/>bmx <text:s text:c="5"/>bmn <text:s text:c="4"/>run</text:p>
      <text:p text:style-name="P22">0 <text:s text:c="2"/>10.0 <text:s/>103.970 <text:s/>-62.300 <text:s/>21.640</text:p>
      <text:p text:style-name="P22">1 <text:s text:c="2"/>10.0 <text:s/>132.245 <text:s/>-74.605 <text:s/>18.479</text:p>
      <text:p text:style-name="P22">2 <text:s text:c="2"/>10.0 <text:s/>139.060 <text:s/>-76.919 <text:s/>17.196</text:p>
      <text:p text:style-name="P22">3 <text:s text:c="2"/>10.0 <text:s/>141.051 <text:s/>-76.665 <text:s/>16.130</text:p>
      <text:p text:style-name="P29">96 <text:s/>10.0 <text:s text:c="2"/>89.432 <text:s/>-72.506 <text:s text:c="2"/>6.489</text:p>
      <text:p text:style-name="P22">97 <text:s/>10.0 <text:s text:c="2"/>89.274 <text:s/>-72.420 <text:s text:c="2"/>6.480</text:p>
      <text:p text:style-name="P22">98 <text:s/>10.0 <text:s text:c="2"/>88.072 <text:s/>-71.234 <text:s text:c="2"/>6.492</text:p>
      <text:p text:style-name="P22">99 <text:s/>10.0 <text:s text:c="2"/>88.672 <text:s/>-71.677 <text:s text:c="2"/>6.470</text:p>
      <text:p text:style-name="P29"/>
      <text:p text:style-name="P35">stae_ws :: </text:p>
      <text:p text:style-name="Preformatted_20_Text">EXPERIMENT_ID: <text:s/>19</text:p>
      <text:p text:style-name="Preformatted_20_Text">LOSS_TYPE : <text:s/>cre</text:p>
      <text:p text:style-name="Preformatted_20_Text">LOSS_REDUCTION : <text:s/>mean</text:p>
      <text:p text:style-name="Preformatted_20_Text">SIGMOID_ACT : <text:s/>True</text:p>
      <text:p text:style-name="Preformatted_20_Text">APPLY_LOG_SOFTMAX : <text:s/>False</text:p>
      <text:p text:style-name="Preformatted_20_Text">APPLY_SPARSITY_TO : <text:s/>bottleneck</text:p>
      <text:p text:style-name="P11">total loss = mse_loss + reg_param<text:span text:style-name="T9">(0.1)</text:span> * sp_loss</text:p>
      <text:p text:style-name="P29"><text:s text:c="5"/>acc <text:s text:c="5"/>bmx <text:s text:c="5"/>bmn <text:s text:c="5"/>mse <text:s text:c="6"/>spr <text:s text:c="5"/>run</text:p>
      <text:p text:style-name="P22">0 <text:s text:c="2"/>10.0 <text:s text:c="2"/>92.225 -189.058 <text:s/>197.346 <text:s/>4827.657 <text:s/>680.112</text:p>
      <text:p text:style-name="P22">1 <text:s text:c="2"/>10.0 <text:s/>168.907 -312.373 <text:s/>168.458 <text:s/>4722.798 <text:s/>640.737</text:p>
      <text:p text:style-name="P22">2 <text:s text:c="2"/>10.0 <text:s/>174.432 -316.937 <text:s/>150.784 <text:s/>4722.400 <text:s/>623.024</text:p>
      <text:p text:style-name="P22">3 <text:s text:c="2"/>10.0 <text:s/>146.810 -268.846 <text:s/>140.516 <text:s/>4722.368 <text:s/>612.752</text:p>
      <text:p text:style-name="P22">4 <text:s text:c="2"/>10.0 <text:s/>129.443 -238.105 <text:s/>135.747 <text:s/>4722.321 <text:s/>607.979</text:p>
      <text:p text:style-name="P22">5 <text:s text:c="2"/>10.0 <text:s/>110.626 -224.732 <text:s/>132.683 <text:s/>4722.233 <text:s/>604.907</text:p>
      <text:p text:style-name="P29">96 <text:s/>10.0 <text:s/>140.711 -250.055 <text:s text:c="2"/>77.203 <text:s/>4722.540 <text:s/>549.457</text:p>
      <text:p text:style-name="P22">97 <text:s/>10.0 <text:s/>146.833 -259.497 <text:s text:c="2"/>77.151 <text:s/>4722.489 <text:s/>549.400</text:p>
      <text:p text:style-name="P22">98 <text:s/>10.0 <text:s/>147.320 -261.290 <text:s text:c="2"/>77.226 <text:s/>4722.555 <text:s/>549.482</text:p>
      <text:p text:style-name="P22">99 <text:s/>10.0 <text:s/>148.328 -261.622 <text:s text:c="2"/>76.921 <text:s/>4722.533 <text:s/>549.174</text:p>
      <text:p text:style-name="P22"/>
      <text:p text:style-name="P29"><text:s text:c="5"/>acc <text:s text:c="5"/>bmx <text:s text:c="5"/>bmn <text:s text:c="4"/>run</text:p>
      <text:p text:style-name="P22">0 <text:s text:c="2"/>10.0 <text:s text:c="2"/>89.787 -182.877 <text:s/>30.054</text:p>
      <text:p text:style-name="P22">1 <text:s text:c="2"/>10.0 <text:s/>164.902 -302.205 <text:s/>25.971</text:p>
      <text:p text:style-name="P22">2 <text:s text:c="2"/>10.0 <text:s/>151.153 -272.989 <text:s/>24.037</text:p>
      <text:p text:style-name="P22">3 <text:s text:c="2"/>10.0 <text:s/>126.842 -229.728 <text:s/>23.055</text:p>
      <text:p text:style-name="P29">96 <text:s/>10.0 <text:s/>131.291 -233.969 <text:s/>13.011</text:p>
      <text:p text:style-name="P22">97 <text:s/>10.0 <text:s/>148.677 -261.430 <text:s/>13.347</text:p>
      <text:p text:style-name="P22">98 <text:s/>10.0 <text:s/>140.931 -248.469 <text:s/>13.030</text:p>
      <text:p text:style-name="P22">99 <text:s/>10.0 <text:s/>145.362 -251.997 <text:s/>13.022</text:p>
      <text:p text:style-name="P29"/>
      <text:p text:style-name="P35">stae_ws :: </text:p>
      <text:p text:style-name="Preformatted_20_Text">EXPERIMENT_ID: <text:s/>20</text:p>
      <text:p text:style-name="Preformatted_20_Text">LOSS_TYPE : <text:s/>cre</text:p>
      <text:p text:style-name="Preformatted_20_Text">LOSS_REDUCTION : <text:s/>mean</text:p>
      <text:p text:style-name="Preformatted_20_Text">SIGMOID_ACT : <text:s/>True</text:p>
      <text:p text:style-name="Preformatted_20_Text">APPLY_LOG_SOFTMAX : <text:s/>True</text:p>
      <text:p text:style-name="Preformatted_20_Text">APPLY_SPARSITY_TO : <text:s/>bottleneck</text:p>
      <text:p text:style-name="P11">total loss = mse_loss + reg_param<text:span text:style-name="T10">(0.1)</text:span> * sp_loss</text:p>
      <text:p text:style-name="P29"><text:s text:c="5"/>acc <text:s text:c="5"/>bmx <text:s text:c="5"/>bmn <text:s text:c="5"/>mse <text:s text:c="6"/>spr <text:s text:c="5"/>run</text:p>
      <text:p text:style-name="Preformatted_20_Text">0 <text:s text:c="2"/>10.0 <text:s text:c="2"/>75.080 -152.811 <text:s/>195.515 <text:s/>4817.102 <text:s/>677.225</text:p>
      <text:p text:style-name="Preformatted_20_Text">1 <text:s text:c="2"/>10.0 <text:s/>148.150 -214.054 <text:s/>170.019 <text:s/>4722.498 <text:s/>642.269</text:p>
      <text:p text:style-name="P22">2 <text:s text:c="2"/>10.0 <text:s/>170.042 -221.890 <text:s/>150.218 <text:s/>4722.929 <text:s/>622.510</text:p>
      <text:p text:style-name="P22">3 <text:s text:c="2"/>10.0 <text:s/>183.501 -227.790 <text:s/>141.170 <text:s/>4722.546 <text:s/>613.424</text:p>
      <text:p text:style-name="P22">4 <text:s text:c="2"/>10.0 <text:s/>182.646 -217.089 <text:s/>135.697 <text:s/>4722.375 <text:s/>607.935</text:p>
      <text:p text:style-name="P29">96 <text:s/>10.0 <text:s/>112.137 -207.527 <text:s text:c="2"/>85.501 <text:s/>4722.444 <text:s/>557.745</text:p>
      <text:p text:style-name="P22">97 <text:s/>10.0 <text:s/>113.091 -212.150 <text:s text:c="2"/>85.791 <text:s/>4722.456 <text:s/>558.037</text:p>
      <text:p text:style-name="P22">98 <text:s/>10.0 <text:s/>107.649 -200.449 <text:s text:c="2"/>85.681 <text:s/>4722.516 <text:s/>557.932</text:p>
      <text:p text:style-name="P22">99 <text:s/>10.0 <text:s/>107.857 -203.072 <text:s text:c="2"/>84.879 <text:s/>4722.516 <text:s/>557.131</text:p>
      <text:p text:style-name="P29"><text:s text:c="5"/>acc <text:s text:c="5"/>bmx <text:s text:c="5"/>bmn <text:s text:c="4"/>run</text:p>
      <text:p text:style-name="P22">0 <text:s text:c="2"/>10.0 <text:s text:c="2"/>74.036 -153.325 <text:s/>29.940</text:p>
      <text:p text:style-name="P22">1 <text:s text:c="2"/>10.0 <text:s/>141.829 -209.091 <text:s/>26.462</text:p>
      <text:p text:style-name="P22">2 <text:s text:c="2"/>10.0 <text:s/>176.189 -224.949 <text:s/>24.070</text:p>
      <text:p text:style-name="P22">3 <text:s text:c="2"/>10.0 <text:s/>171.193 -210.922 <text:s/>22.804</text:p>
      <text:p text:style-name="P29">96 <text:s/>10.0 <text:s/>101.241 -188.916 <text:s/>15.143</text:p>
      <text:p text:style-name="P22">97 <text:s/>10.0 <text:s/>105.709 -197.596 <text:s/>14.230</text:p>
      <text:p text:style-name="P22">98 <text:s/>10.0 <text:s/>103.540 -194.158 <text:s/>14.305</text:p>
      <text:p text:style-name="P22">99 <text:s/>10.0 <text:s text:c="2"/>97.484 -184.029 <text:s/>14.391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5:36:40.577217925</meta:creation-date>
    <dc:date>2020-10-28T15:13:35.788607249</dc:date>
    <meta:editing-duration>PT6H24M28S</meta:editing-duration>
    <meta:editing-cycles>5</meta:editing-cycles>
    <meta:generator>LibreOffice/5.1.6.2$Linux_X86_64 LibreOffice_project/10m0$Build-2</meta:generator>
    <meta:print-date>2020-10-27T14:58:10.936433678</meta:print-date>
    <meta:document-statistic meta:table-count="0" meta:image-count="0" meta:object-count="0" meta:page-count="9" meta:paragraph-count="361" meta:word-count="1786" meta:character-count="12817" meta:non-whitespace-character-count="9434"/>
  </office:meta>
</office:document-meta>
</file>